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dc23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text-properties fo:color="#dc2300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ae00" fo:font-size="9pt" style:font-size-asian="9pt" style:font-size-complex="9pt"/>
    </style:style>
    <style:style style:name="T3" style:family="text">
      <style:text-properties fo:color="#000000" fo:font-size="9pt" style:font-size-asian="9pt" style:font-size-complex="9pt"/>
    </style:style>
    <style:style style:name="T4" style:family="text">
      <style:text-properties fo:color="#dc23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27cm" svg:x="7.35cm" svg:y="6.08cm">
          <text:p text:style-name="P1"><text:span text:style-name="T1">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27cm" svg:height="0.635cm" svg:x="4.81cm" svg:y="6.08cm">
          <text:p text:style-name="P1"><text:span text:style-name="T1">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6.08cm" svg:y1="6.461cm" svg:x2="7.35cm" svg:y2="6.461cm">
          <text:p/>
        </draw:line>
        <draw:custom-shape draw:style-name="gr1" draw:text-style-name="P1" draw:layer="layout" svg:width="1.27cm" svg:height="1.27cm" svg:x="11.16cm" svg:y="6.08cm">
          <text:p text:style-name="P2"><text:span text:style-name="T2">Value</text:span><text:span text:style-name="T3"> </text:span></text:p>
          <text:p text:style-name="P2"><text:span text:style-name="T3">or</text:span></text:p>
          <text:p text:style-name="P2"><text:span text:style-name="T4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9.89cm" svg:y1="6.715cm" svg:x2="11.16cm" svg:y2="6.715cm">
          <text:p/>
        </draw:line>
        <draw:custom-shape draw:style-name="gr1" draw:text-style-name="P1" draw:layer="layout" svg:width="2.54cm" svg:height="1.27cm" svg:x="7.35cm" svg:y="8.62cm">
          <text:p text:style-name="P1"><text:span text:style-name="T1">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7.985cm" svg:y1="8.62cm" svg:x2="7.985cm" svg:y2="7.35cm">
          <text:p/>
        </draw:line>
        <draw:line draw:style-name="gr2" draw:text-style-name="P2" draw:layer="layout" svg:x1="9.255cm" svg:y1="7.35cm" svg:x2="9.255cm" svg:y2="8.62cm">
          <text:p/>
        </draw:line>
        <draw:custom-shape draw:style-name="gr1" draw:text-style-name="P1" draw:layer="layout" svg:width="1.27cm" svg:height="0.635cm" svg:x="4.81cm" svg:y="6.715cm">
          <text:p text:style-name="P1"><text:span text:style-name="T1">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2" draw:layer="layout" svg:width="2.285cm" svg:height="5.841cm" draw:transform="rotate (-1.5707963267949) translate (10.271cm 5.69899999999999cm)" svg:viewBox="0 0 2286 5842" draw:points="0,5842 1016,5842 1016,3810 2286,3810 2286,0 0,0">
          <text:p/>
        </draw:polygon>
        <draw:line draw:style-name="gr2" draw:text-style-name="P2" draw:layer="layout" svg:x1="6.08cm" svg:y1="6.969cm" svg:x2="7.35cm" svg:y2="6.969cm">
          <text:p/>
        </draw:line>
        <draw:frame draw:style-name="gr4" draw:text-style-name="P3" draw:layer="layout" svg:width="2.83cm" svg:height="0.607cm" svg:x="4.429cm" svg:y="5.064cm">
          <draw:text-box>
            <text:p text:style-name="P3"><text:span text:style-name="T4">Interpreted c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ent </meta:initial-creator>
    <meta:creation-date>2012-07-24T17:14:23</meta:creation-date>
    <dc:date>2012-07-24T18:51:45</dc:date>
    <dc:creator>laurent </dc:creator>
    <meta:editing-duration>PT3M57S</meta:editing-duration>
    <meta:editing-cycles>1</meta:editing-cycles>
    <meta:document-statistic meta:object-count="12"/>
    <meta:generator>LibreOffice/3.5$Linux_x86 LibreOffice_project/350m1$Build-2</meta:generator>
  </office:meta>
</office:document-meta>
</file>